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240431B8437.png"/>
  <manifest:file-entry manifest:media-type="image/png" manifest:full-path="Pictures/10000000000001380000009964F35D2D.png"/>
  <manifest:file-entry manifest:media-type="image/jpeg" manifest:full-path="Pictures/100000000000025D00000124018B2602.jpg"/>
  <manifest:file-entry manifest:media-type="image/png" manifest:full-path="Pictures/10000000000004540000047AA5988BA0.png"/>
  <manifest:file-entry manifest:media-type="image/png" manifest:full-path="Pictures/100000000000020C000002D7ABC46FC3.png"/>
  <manifest:file-entry manifest:media-type="image/png" manifest:full-path="Pictures/100000000000012C000000FAB41FEE70.png"/>
  <manifest:file-entry manifest:media-type="image/jpeg" manifest:full-path="Pictures/1000000000000180000001250649B3A0.jpg"/>
  <manifest:file-entry manifest:media-type="image/png" manifest:full-path="Pictures/100000000000012D0000011CFA907AD6.png"/>
  <manifest:file-entry manifest:media-type="image/png" manifest:full-path="Pictures/1000000000000180000002A8FDAAF44D.png"/>
  <manifest:file-entry manifest:media-type="image/png" manifest:full-path="Pictures/10000000000001C2000001308F982D4F.png"/>
  <manifest:file-entry manifest:media-type="image/png" manifest:full-path="Pictures/10000000000004EA000007294153FEAA.png"/>
  <manifest:file-entry manifest:media-type="image/jpeg" manifest:full-path="Pictures/100000000000055200000189290F0ACA.jpg"/>
  <manifest:file-entry manifest:media-type="image/png" manifest:full-path="Pictures/100000000000020000000200339A459D.png"/>
  <manifest:file-entry manifest:media-type="image/png" manifest:full-path="Pictures/10000000000001A800000209C611007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fill="solid" draw:fill-color="#000000"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stroke="none" draw:fill="gradient" draw:fill-color="#280099" draw:fill-gradient-name="Gradient_20_9" draw:textarea-horizontal-align="left" draw:textarea-vertical-align="middle" draw:auto-grow-height="true" fo:min-height="2.209cm" fo:padding-top="0.13cm" fo:padding-bottom="0.13cm" fo:padding-left="0.25cm" fo:padding-right="0.25cm" fo:wrap-option="no-wrap" draw:shadow="hidden" draw:shadow-offset-x="0.305cm" draw:shadow-offset-y="0.30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1cm" svg:stroke-color="#ffffff" draw:stroke-linejoin="miter" draw:fill="solid" draw:fill-color="#d59c00" draw:textarea-horizontal-align="left" draw:textarea-vertical-align="middle" draw:auto-grow-height="false" fo:padding-top="0.13cm" fo:padding-bottom="0.13cm" fo:padding-left="0.25cm" fo:padding-right="0.25cm" fo:wrap-option="wrap" draw:shadow="visible" draw:shadow-offset-x="0.318cm" draw:shadow-offset-y="0.318cm" draw:shadow-color="#000f33"/>
    </style:style>
    <style:style style:name="gr8" style:family="graphic" style:parent-style-name="standard">
      <style:graphic-properties draw:stroke="solid" svg:stroke-width="0.071cm" svg:stroke-color="#000000" draw:stroke-linejoin="round" draw:fill="solid" draw:fill-color="#3399ff"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9" style:family="graphic" style:parent-style-name="standard" style:list-style-name="L2">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10" style:family="graphic" style:parent-style-name="standard">
      <style:graphic-properties draw:stroke="solid" svg:stroke-width="0.071cm" svg:stroke-color="#ff0000" draw:stroke-linejoin="round" draw:fill="solid" draw:fill-color="#ff0000"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11" style:family="graphic" style:parent-style-name="standard" style:list-style-name="L2">
      <style:graphic-properties draw:stroke="none" draw:fill="solid" draw:fill-color="#3399ff" draw:textarea-horizontal-align="justify" draw:textarea-vertical-align="top" draw:auto-grow-height="false" fo:padding-top="0.065cm" fo:padding-bottom="0.065cm" fo:padding-left="0.046cm" fo:padding-right="0.046cm" fo:wrap-option="wrap" draw:shadow="hidden"/>
    </style:style>
    <style:style style:name="gr12" style:family="graphic" style:parent-style-name="standard">
      <style:graphic-properties draw:stroke="solid" svg:stroke-width="0.035cm" svg:stroke-color="#805d00" draw:stroke-linejoin="round" draw:fill="solid" draw:fill-color="#563f00"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none" draw:fill="none" draw:fill-color="#ffffff" draw:textarea-horizontal-align="left" draw:textarea-vertical-align="top" draw:auto-grow-height="false" fo:padding-top="0.064cm" fo:padding-bottom="0.064cm" fo:padding-left="0.045cm" fo:padding-right="0.045cm" fo:wrap-option="wrap" draw:shadow="hidden"/>
    </style:style>
    <style:style style:name="gr14" style:family="graphic" style:parent-style-name="standard">
      <style:graphic-properties draw:stroke="solid" svg:stroke-width="0.035cm" svg:stroke-color="#ffff00" draw:stroke-linejoin="round" draw:fill="gradient" draw:fill-color="#ffff00" draw:fill-gradient-name="Gradient_20_16"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solid" svg:stroke-width="0.035cm" svg:stroke-color="#ffff00" draw:stroke-linejoin="round" draw:fill="gradient" draw:fill-color="#563f00" draw:fill-gradient-name="Gradient_20_17"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035cm" svg:stroke-color="#ffff00" draw:stroke-linejoin="round" draw:fill="gradient" draw:fill-color="#563f00" draw:fill-gradient-name="Gradient_20_18"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353cm 1.076cm 0.988cm 0.653cm)" draw:image-opacity="100%" style:mirror="none"/>
    </style:style>
    <style:style style:name="gr18" style:family="graphic" style:parent-style-name="standard">
      <style:graphic-properties draw:stroke="none" draw:fill="none" draw:fill-color="#ffffff" draw:textarea-horizontal-align="justify" draw:textarea-vertical-align="top" draw:auto-grow-height="true" fo:min-height="0.68cm" fo:min-width="2.91cm"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justify" draw:textarea-vertical-align="top" draw:auto-grow-height="true" fo:min-height="0.68cm" fo:min-width="3.24cm"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top" draw:auto-grow-height="true" fo:min-height="0.68cm" fo:min-width="3.488cm" fo:padding-top="0.13cm" fo:padding-bottom="0.13cm" fo:padding-left="0.25cm" fo:padding-right="0.25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0.68cm" fo:min-width="1.29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0.587cm" fo:min-width="2.21cm"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justify" draw:textarea-vertical-align="top" draw:auto-grow-height="true" draw:auto-grow-width="false" fo:min-height="3.606cm" fo:min-width="0cm" fo:padding-top="0.13cm" fo:padding-bottom="0.13cm" fo:padding-left="0.25cm" fo:padding-right="0.25cm"/>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none" draw:fill="solid" draw:fill-color="#ffffff" draw:textarea-horizontal-align="left" draw:textarea-vertical-align="middle" draw:auto-grow-height="true" fo:min-height="2.199cm" fo:padding-top="0.13cm" fo:padding-bottom="0.13cm" fo:padding-left="0.25cm" fo:padding-right="0.25cm" fo:wrap-option="no-wrap" draw:shadow="hidden"/>
    </style:style>
    <style:style style:name="gr26" style:family="graphic" style:parent-style-name="standard">
      <style:graphic-properties draw:stroke="none" draw:fill="gradient" draw:fill-color="#ffffff" draw:fill-gradient-name="Gradient_20_7" draw:textarea-horizontal-align="left" draw:textarea-vertical-align="middle" draw:auto-grow-height="true" fo:min-height="2.209cm" fo:padding-top="0.13cm" fo:padding-bottom="0.13cm" fo:padding-left="0.25cm" fo:padding-right="0.25cm" fo:wrap-option="no-wrap" draw:shadow="hidden"/>
    </style:style>
    <style:style style:name="gr27" style:family="graphic" style:parent-style-name="standard" style:list-style-name="L3">
      <style:graphic-properties draw:stroke="none" draw:fill="none" draw:fill-color="#ffffff" draw:textarea-horizontal-align="justify" draw:textarea-vertical-align="top" draw:auto-grow-height="true" fo:min-height="1.334cm" fo:min-width="10.386cm" fo:padding-top="0.13cm" fo:padding-bottom="0.13cm" fo:padding-left="0.25cm" fo:padding-right="0.25cm" fo:wrap-option="wrap" draw:shadow="hidden"/>
    </style:style>
    <style:style style:name="gr28" style:family="graphic" style:parent-style-name="standard">
      <style:graphic-properties draw:stroke="none" draw:fill="none" draw:fill-color="#ffffff" draw:textarea-horizontal-align="justify" draw:textarea-vertical-align="top" draw:auto-grow-height="true" fo:min-height="1.518cm" fo:padding-top="0.13cm" fo:padding-bottom="0.13cm" fo:padding-left="0.25cm" fo:padding-right="0.25cm" fo:wrap-option="no-wrap" draw:shadow="hidden"/>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9.652cm 0cm)" draw:image-opacity="100%" style:mirror="none"/>
    </style:style>
    <style:style style:name="gr30" style:family="graphic" style:parent-style-name="standard">
      <style:graphic-properties draw:stroke="none" draw:fill="none" draw:fill-color="#ffffff" draw:textarea-horizontal-align="justify" draw:textarea-vertical-align="top" draw:auto-grow-height="true" fo:min-height="0.68cm" fo:min-width="5.77cm" fo:padding-top="0.13cm" fo:padding-bottom="0.13cm" fo:padding-left="0.25cm" fo:padding-right="0.25cm" fo:wrap-option="wrap" draw:shadow="hidden"/>
    </style:style>
    <style:style style:name="pr1" style:family="presentation" style:parent-style-name="Default-notes">
      <style:graphic-properties draw:fill-color="#ffffff" fo:min-height="12.575cm"/>
    </style:style>
    <style:style style:name="pr2"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margin-left="0.6cm" fo:margin-right="0cm" fo:text-indent="-0.6cm"/>
      <style:text-properties fo:font-size="13.1999998092651p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8pt"/>
    </style:style>
    <style:style style:name="P6" style:family="paragraph">
      <style:paragraph-properties fo:margin-left="0.6cm" fo:margin-right="0cm" fo:text-indent="-0.6cm"/>
      <style:text-properties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line-height="100%" text:enable-numbering="false" fo:text-indent="0cm"/>
    </style:style>
    <style:style style:name="P9" style:family="paragraph">
      <style:paragraph-properties fo:margin-left="0cm" fo:margin-right="0cm" fo:line-height="100%" text:enable-numbering="false" fo:text-indent="0cm" style:writing-mode="lr-tb"/>
      <style:text-properties fo:font-size="19.8999996185303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text-properties fo:font-size="19.8999996185303pt"/>
    </style:style>
    <style:style style:name="P12" style:family="paragraph">
      <style:paragraph-properties fo:margin-left="0cm" fo:margin-right="0cm" text:enable-numbering="false" fo:text-indent="0cm" style:punctuation-wrap="hanging" style:line-break="strict"/>
    </style:style>
    <style:style style:name="P13" style:family="paragraph">
      <style:paragraph-properties fo:margin-left="0cm" fo:margin-right="0cm" text:enable-numbering="false" fo:text-indent="0cm" style:punctuation-wrap="hanging" style:line-break="strict" style:writing-mode="lr-tb"/>
      <style:text-properties fo:font-size="18pt"/>
    </style:style>
    <style:style style:name="P14" style:family="paragraph">
      <style:paragraph-properties fo:margin-left="0cm" fo:margin-right="0cm" text:enable-numbering="false" fo:text-indent="0cm" style:punctuation-wrap="hanging" style:line-break="strict" style:writing-mode="lr-tb"/>
      <style:text-properties fo:font-size="19.8999996185303pt"/>
    </style:style>
    <style:style style:name="T1" style:family="text">
      <style:text-properties fo:font-size="28pt" style:font-size-asian="28pt" style:font-size-complex="28pt"/>
    </style:style>
    <style:style style:name="T2" style:family="text">
      <style:text-properties fo:font-family="Helvetica" style:font-pitch="variable" fo:font-size="19.8999996185303pt" fo:language="en" fo:country="GB"/>
    </style:style>
    <style:style style:name="T3" style:family="text">
      <style:text-properties fo:font-size="14pt" fo:language="en" fo:country="GB" style:font-size-asian="14pt" style:font-size-complex="14pt"/>
    </style:style>
    <style:style style:name="T4" style:family="text">
      <style:text-properties fo:font-size="12pt" fo:language="en" fo:country="GB" style:font-size-asian="12pt" style:font-size-complex="12pt"/>
    </style:style>
    <style:style style:name="T5" style:family="text">
      <style:text-properties fo:font-size="28pt" fo:language="en" fo:country="GB" fo:font-weight="bold" style:font-size-asian="28pt" style:font-weight-asian="bold" style:font-size-complex="28pt" style:font-weight-complex="bold"/>
    </style:style>
    <style:style style:name="T6" style:family="text">
      <style:text-properties fo:font-size="16pt" fo:language="en" fo:country="GB"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Helvetic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office:forms form:automatic-focus="false" form:apply-design-mode="false"/>
        <draw:custom-shape draw:style-name="gr1" draw:text-style-name="P1" draw:layer="layout" svg:width="28cm" svg:height="21.635cm" svg:x="-0.001cm" svg:y="0.001cm">
          <text:p text:style-name="P4"/>
          <draw:enhanced-geometry svg:viewBox="0 0 21600 21600" draw:type="rectangle" draw:enhanced-path="M 0 0 L 21600 0 21600 21600 0 21600 0 0 Z N"/>
        </draw:custom-shape>
        <presentation:notes draw:style-name="dp2">
          <draw:page-thumbnail draw:style-name="gr2" draw:layer="layout" svg:width="14.393cm" svg:height="10.479cm" svg:x="3.598cm" svg:y="2.094cm" draw:page-number="1" presentation:class="page"/>
          <draw:frame presentation:style-name="pr1" draw:text-style-name="P2" draw:layer="layout" svg:width="17.272cm" svg:height="12.575cm" svg:x="2.159cm" svg:y="13.271cm" presentation:class="notes" presentation:placeholder="true">
            <draw:text-box/>
          </draw:frame>
        </presentation:notes>
      </draw:page>
      <draw:page draw:name="page2" draw:style-name="dp3" draw:master-page-name="Default">
        <office:forms form:automatic-focus="false" form:apply-design-mode="false"/>
        <draw:custom-shape draw:name="Rectangle 25" draw:style-name="gr3" draw:text-style-name="P3" draw:layer="layout" svg:width="28cm" svg:height="2.469cm" svg:x="-0.001cm" svg:y="0.002cm">
          <text:p text:style-name="P4"/>
          <draw:enhanced-geometry svg:viewBox="0 0 21600 21600" draw:type="rectangle" draw:enhanced-path="M 0 0 L 21600 0 21600 21600 0 21600 0 0 Z N"/>
        </draw:custom-shape>
        <draw:frame draw:style-name="gr4" draw:text-style-name="P5" draw:layer="layout" svg:width="8.245cm" svg:height="1.479cm" svg:x="10.22cm" svg:y="0.567cm">
          <draw:text-box>
            <text:p text:style-name="P4"><text:span text:style-name="T1">The Bloch sphere</text:span></text:p>
          </draw:text-box>
        </draw:frame>
        <draw:frame draw:style-name="gr5" draw:text-style-name="P1" draw:layer="layout" svg:width="9.38cm" svg:height="9.701cm" svg:x="9.337cm" svg:y="5.606cm">
          <draw:image xlink:href="Pictures/10000000000004540000047AA5988BA0.png" xlink:type="simple" xlink:show="embed" xlink:actuate="onLoad">
            <text:p text:style-name="P4"/>
          </draw:image>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3cm" svg:x="2.159cm" svg:y="13.271cm" presentation:class="notes" presentation:placeholder="true">
            <draw:text-box/>
          </draw:frame>
        </presentation:notes>
      </draw:page>
      <draw:page draw:name="page3" draw:style-name="dp1" draw:master-page-name="Default" presentation:use-date-time-name="dtd1">
        <office:forms form:automatic-focus="false" form:apply-design-mode="false"/>
        <draw:g draw:name="Group 2">
          <draw:frame draw:name="Picture 3" draw:style-name="gr6" draw:text-style-name="P7" draw:layer="layout" svg:width="5.396cm" svg:height="6.635cm" svg:x="21.699cm" svg:y="3.519cm">
            <draw:image xlink:href="Pictures/10000000000001A800000209C611007B.png" xlink:type="simple" xlink:show="embed" xlink:actuate="onLoad">
              <text:p text:style-name="P4"/>
            </draw:image>
          </draw:frame>
          <draw:frame draw:name="Picture 4" draw:style-name="gr6" draw:text-style-name="P7" draw:layer="layout" svg:width="4.2cm" svg:height="4.2cm" svg:x="19.833cm" svg:y="3.519cm">
            <draw:image xlink:href="Pictures/100000000000024000000240431B8437.png" xlink:type="simple" xlink:show="embed" xlink:actuate="onLoad">
              <text:p text:style-name="P4"/>
            </draw:image>
          </draw:frame>
        </draw:g>
        <draw:frame draw:name="Picture 5" draw:style-name="gr6" draw:text-style-name="P7" draw:layer="layout" svg:width="4.667cm" svg:height="4.667cm" svg:x="17.145cm" svg:y="9.693cm">
          <draw:image xlink:href="Pictures/100000000000020000000200339A459D.png" xlink:type="simple" xlink:show="embed" xlink:actuate="onLoad">
            <text:p text:style-name="P4"/>
          </draw:image>
        </draw:frame>
        <draw:frame draw:name="Picture 6" draw:style-name="gr6" draw:text-style-name="P7" draw:layer="layout" svg:width="3.976cm" svg:height="1.949cm" svg:x="11.433cm" svg:y="15.419cm">
          <draw:image xlink:href="Pictures/10000000000001380000009964F35D2D.png" xlink:type="simple" xlink:show="embed" xlink:actuate="onLoad">
            <text:p text:style-name="P4"/>
          </draw:image>
        </draw:frame>
        <draw:frame draw:name="Picture 8" draw:style-name="gr6" draw:text-style-name="P7" draw:layer="layout" svg:width="4.434cm" svg:height="3.694cm" svg:x="1.4cm" svg:y="4.786cm">
          <draw:image xlink:href="Pictures/100000000000012C000000FAB41FEE70.png" xlink:type="simple" xlink:show="embed" xlink:actuate="onLoad">
            <text:p text:style-name="P4"/>
          </draw:image>
        </draw:frame>
        <draw:custom-shape draw:name="AutoShape 9" draw:style-name="gr7" draw:text-style-name="P3" draw:layer="layout" svg:width="2.931cm" svg:height="5.148cm" svg:x="11.608cm" svg:y="3.602cm">
          <text:p text:style-name="P4"/>
          <draw:enhanced-geometry svg:viewBox="0 0 21600 21600" draw:path-stretchpoint-x="10800" draw:path-stretchpoint-y="10800" draw:text-areas="?f3 ?f4 ?f5 ?f6" draw:type="round-rectangle" draw:modifiers="5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10" draw:style-name="gr8" draw:text-style-name="P3" draw:layer="layout" svg:width="2.631cm" svg:height="5.221cm" svg:x="7.538cm" svg:y="3.499cm">
          <text:p text:style-name="P4"/>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1" draw:style-name="gr9" draw:text-style-name="P9" draw:layer="layout" svg:width="1.517cm" svg:height="2.626cm" svg:x="8.107cm" svg:y="4.583cm">
          <text:p text:style-name="P8"><text:span text:style-name="T2">000</text:span></text:p>
          <text:p text:style-name="P8"><text:span text:style-name="T2">001</text:span></text:p>
          <text:p text:style-name="P8"><text:span text:style-name="T2">010</text:span></text:p>
          <text:p text:style-name="P8"><text:span text:style-name="T2">011</text:span></text:p>
          <draw:enhanced-geometry svg:viewBox="0 0 21600 21600" draw:type="rectangle" draw:enhanced-path="M 0 0 L 21600 0 21600 21600 0 21600 0 0 Z N"/>
        </draw:custom-shape>
        <draw:custom-shape draw:name="Freeform 12" draw:style-name="gr10" draw:text-style-name="P3" draw:layer="layout" svg:width="0.779cm" svg:height="1.721cm" svg:x="10.499cm" svg:y="5.317cm">
          <text:p text:style-name="P4"/>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3" draw:style-name="gr8" draw:text-style-name="P3" draw:layer="layout" svg:width="2.631cm" svg:height="5.221cm" svg:x="15.885cm" svg:y="3.499cm">
          <text:p text:style-name="P4"/>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4" draw:style-name="gr11" draw:text-style-name="P9" draw:layer="layout" svg:width="1.517cm" svg:height="2.626cm" svg:x="16.454cm" svg:y="4.583cm">
          <text:p text:style-name="P8"><text:span text:style-name="T2">100</text:span></text:p>
          <text:p text:style-name="P8"><text:span text:style-name="T2">011</text:span></text:p>
          <text:p text:style-name="P8"><text:span text:style-name="T2">110</text:span></text:p>
          <text:p text:style-name="P8"><text:span text:style-name="T2">011</text:span></text:p>
          <draw:enhanced-geometry svg:viewBox="0 0 21600 21600" draw:type="rectangle" draw:enhanced-path="M 0 0 L 21600 0 21600 21600 0 21600 0 0 Z N"/>
        </draw:custom-shape>
        <draw:custom-shape draw:name="Freeform 15" draw:style-name="gr10" draw:text-style-name="P3" draw:layer="layout" svg:width="0.778cm" svg:height="1.721cm" svg:x="14.909cm" svg:y="5.317cm">
          <text:p text:style-name="P4"/>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6" draw:style-name="gr12" draw:text-style-name="P3" draw:layer="layout" svg:width="2.561cm" svg:height="3.028cm" svg:x="11.813cm" svg:y="5.59cm">
          <text:p text:style-name="P4"/>
          <draw:enhanced-geometry svg:viewBox="0 0 609 721" draw:extrusion-allowed="true" draw:text-areas="0 0 609 721" draw:glue-points="2147483647 2147483647 2147483647 0 2147483647 2147483647 2147483647 2147483647 2147483647 2147483647 2147483647 2147483647 0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536 40 L 448 0 296 8 224 48 144 136 88 184 0 296 0 400 16 544 56 616 136 640 176 680 240 704 336 720 424 712 472 688 480 680 520 664 568 624 576 616 592 592 600 584 608 552 608 528 608 488 608 472 592 432 592 408 576 352 568 344 568 288 560 256 568 240 576 192 576 184 584 168 592 136 592 96 584 88 576 72 536 40 N"/>
        </draw:custom-shape>
        <draw:custom-shape draw:name="Rectangle 17" draw:style-name="gr13" draw:text-style-name="P3" draw:layer="layout" svg:width="4.04cm" svg:height="1.551cm" svg:x="11.632cm" svg:y="3.986cm">
          <text:p text:style-name="P4"/>
          <draw:enhanced-geometry svg:viewBox="0 0 21600 21600" draw:type="rectangle" draw:enhanced-path="M 0 0 L 21600 0 21600 21600 0 21600 0 0 Z N"/>
        </draw:custom-shape>
        <draw:custom-shape draw:name="Freeform 18" draw:style-name="gr14" draw:text-style-name="P3" draw:layer="layout" svg:width="3.304cm" svg:height="2.225cm" svg:x="9.489cm" svg:y="7.102cm">
          <text:p text:style-name="P4"/>
          <draw:enhanced-geometry svg:viewBox="0 0 785 529" draw:extrusion-allowed="true" draw:text-areas="0 0 785 529" draw:glue-points="2147483647 0 2147483647 2147483647 2147483647 2147483647 0 2147483647 2147483647 2147483647 2147483647 2147483647 2147483647 2147483647" draw:type="mso-spt100" draw:enhanced-path="M 776 0 L 240 320 200 248 0 528 336 488 288 416 784 128 N"/>
        </draw:custom-shape>
        <draw:custom-shape draw:name="Freeform 19" draw:style-name="gr15" draw:text-style-name="P3" draw:layer="layout" svg:width="1.249cm" svg:height="3.233cm" svg:x="12.789cm" svg:y="7.641cm">
          <text:p text:style-name="P4"/>
          <draw:enhanced-geometry svg:viewBox="0 0 297 769" draw:extrusion-allowed="true" draw:text-areas="0 0 297 769" draw:glue-points="0 0 2147483647 2147483647 2147483647 2147483647 2147483647 2147483647 2147483647 2147483647 2147483647 2147483647 2147483647 2147483647" draw:type="mso-spt100" draw:enhanced-path="M 0 0 L 128 488 40 512 240 768 296 448 216 464 104 8 N"/>
        </draw:custom-shape>
        <draw:custom-shape draw:name="Freeform 20" draw:style-name="gr16" draw:text-style-name="P3" draw:layer="layout" svg:width="5.289cm" svg:height="3.27cm" svg:x="13.125cm" svg:y="7.068cm">
          <text:p text:style-name="P4"/>
          <draw:enhanced-geometry svg:viewBox="0 0 1257 777" draw:extrusion-allowed="true" draw:text-areas="0 0 1257 777" draw:glue-points="2147483647 2147483647 2147483647 2147483647 2147483647 2147483647 2147483647 2147483647 2147483647 2147483647 2147483647 2147483647 0 0" draw:type="mso-spt100" draw:enhanced-path="M 24 144 L 952 672 912 744 1256 776 1048 496 1008 568 0 0 N"/>
        </draw:custom-shape>
        <draw:frame draw:name="Picture 21" draw:style-name="gr17" draw:text-style-name="P7" draw:layer="layout" svg:width="4.667cm" svg:height="4.555cm" svg:x="4.866cm" svg:y="9.64cm">
          <draw:image xlink:href="Pictures/100000000000012D0000011CFA907AD6.png" xlink:type="simple" xlink:show="embed" xlink:actuate="onLoad">
            <text:p text:style-name="P4"/>
          </draw:image>
        </draw:frame>
        <draw:custom-shape draw:name="Text Box 22" draw:style-name="gr18" draw:text-style-name="P11" draw:layer="layout" svg:width="3.41cm" svg:height="0.94cm" svg:x="1.632cm" svg:y="8.552cm">
          <text:p text:style-name="P10"><text:span text:style-name="T3">Cavity QED</text:span></text:p>
          <draw:enhanced-geometry svg:viewBox="0 0 21600 21600" draw:type="mso-spt202" draw:enhanced-path="M 0 0 L 21600 0 21600 21600 0 21600 0 0 Z N"/>
        </draw:custom-shape>
        <draw:custom-shape draw:name="Text Box 24" draw:style-name="gr19" draw:text-style-name="P11" draw:layer="layout" svg:width="3.74cm" svg:height="0.94cm" svg:x="10.902cm" svg:y="17.519cm">
          <text:p text:style-name="P10"><text:span text:style-name="T3">Trapped ions</text:span></text:p>
          <draw:enhanced-geometry svg:viewBox="0 0 21600 21600" draw:type="mso-spt202" draw:enhanced-path="M 0 0 L 21600 0 21600 21600 0 21600 0 0 Z N"/>
        </draw:custom-shape>
        <draw:custom-shape draw:name="Text Box 25" draw:style-name="gr20" draw:text-style-name="P11" draw:layer="layout" svg:width="3.988cm" svg:height="0.94cm" svg:x="17.317cm" svg:y="14.37cm">
          <text:p text:style-name="P10"><text:span text:style-name="T3">Quantum dots</text:span></text:p>
          <draw:enhanced-geometry svg:viewBox="0 0 21600 21600" draw:type="mso-spt202" draw:enhanced-path="M 0 0 L 21600 0 21600 21600 0 21600 0 0 Z N"/>
        </draw:custom-shape>
        <draw:custom-shape draw:name="Text Box 26" draw:style-name="gr21" draw:text-style-name="P11" draw:layer="layout" svg:width="1.79cm" svg:height="0.94cm" svg:x="23.572cm" svg:y="10.752cm">
          <text:p text:style-name="P10"><text:span text:style-name="T3">NMR</text:span></text:p>
          <draw:enhanced-geometry svg:viewBox="0 0 21600 21600" draw:type="mso-spt202" draw:enhanced-path="M 0 0 L 21600 0 21600 21600 0 21600 0 0 Z N"/>
        </draw:custom-shape>
        <draw:custom-shape draw:name="Text Box 28" draw:style-name="gr22" draw:text-style-name="P11" draw:layer="layout" svg:width="2.71cm" svg:height="0.847cm" svg:x="25.289cm" svg:y="20.152cm">
          <text:p text:style-name="P10"><text:span text:style-name="T4">© A. Ekert</text:span></text:p>
          <draw:enhanced-geometry svg:viewBox="0 0 21600 21600" draw:type="mso-spt202" draw:enhanced-path="M 0 0 L 21600 0 21600 21600 0 21600 0 0 Z N"/>
        </draw:custom-shape>
        <draw:g>
          <draw:frame draw:name="Picture 34" draw:style-name="gr6" draw:text-style-name="P7" draw:layer="layout" svg:width="5.731cm" svg:height="3.865cm" svg:x="10.475cm" svg:y="10.903cm">
            <draw:image xlink:href="Pictures/10000000000001C2000001308F982D4F.png" xlink:type="simple" xlink:show="embed" xlink:actuate="onLoad">
              <text:p text:style-name="P4"/>
            </draw:image>
          </draw:frame>
          <draw:frame draw:style-name="gr23" draw:text-style-name="P3" draw:layer="layout" svg:width="5.731cm" svg:height="3.866cm" svg:x="10.475cm" svg:y="10.903cm">
            <draw:text-box>
              <text:p text:style-name="P4"/>
            </draw:text-box>
          </draw:frame>
        </draw:g>
        <draw:line draw:name="Line 35" draw:style-name="gr24" draw:text-style-name="P7" draw:layer="layout" svg:x1="10.514cm" svg:y1="12.093cm" svg:x2="15.454cm" svg:y2="2.565cm">
          <text:p text:style-name="P4"/>
        </draw:line>
        <draw:custom-shape draw:name="Rectangle 41" draw:style-name="gr25" draw:text-style-name="P3" draw:layer="layout" svg:width="3.068cm" svg:height="2.459cm" svg:x="24.931cm" svg:y="0.001cm">
          <text:p text:style-name="P4"/>
          <draw:enhanced-geometry svg:viewBox="0 0 21600 21600" draw:type="rectangle" draw:enhanced-path="M 0 0 L 21600 0 21600 21600 0 21600 0 0 Z N"/>
        </draw:custom-shape>
        <draw:custom-shape draw:name="Rectangle 42" draw:style-name="gr26" draw:text-style-name="P3" draw:layer="layout" svg:width="25.18cm" svg:height="2.469cm" svg:x="1.341cm" svg:y="0.001cm">
          <text:p text:style-name="P4"/>
          <draw:enhanced-geometry svg:viewBox="0 0 21600 21600" draw:type="rectangle" draw:enhanced-path="M 0 0 L 21600 0 21600 21600 0 21600 0 0 Z N"/>
        </draw:custom-shape>
        <draw:custom-shape draw:name="Text Box 46" draw:style-name="gr27" draw:text-style-name="P13" draw:layer="layout" svg:width="10.886cm" svg:height="1.594cm" svg:x="8.594cm" svg:y="0.502cm">
          <text:p text:style-name="P12"><text:span text:style-name="T5">Which technology ?</text:span></text:p>
          <draw:enhanced-geometry svg:viewBox="0 0 21600 21600" draw:type="mso-spt202" draw:enhanced-path="M 0 0 L 21600 0 21600 21600 0 21600 0 0 Z N"/>
        </draw:custom-shape>
        <draw:custom-shape draw:name="Rectangle 39" draw:style-name="gr28" draw:text-style-name="P14" draw:layer="layout" svg:width="5.134cm" svg:height="1.778cm" svg:x="11.472cm" svg:y="3.966cm">
          <text:p text:style-name="P12"><text:span text:style-name="T6">Quantum</text:span></text:p>
          <text:p text:style-name="P12"><text:span text:style-name="T6">processor</text:span></text:p>
          <draw:enhanced-geometry svg:viewBox="0 0 21600 21600" draw:type="rectangle" draw:enhanced-path="M 0 0 L 21600 0 21600 21600 0 21600 0 0 Z N"/>
        </draw:custom-shape>
        <draw:frame draw:style-name="gr5" draw:text-style-name="P1" draw:layer="layout" svg:width="6.928cm" svg:height="4.807cm" svg:x="18.42cm" svg:y="15.413cm">
          <draw:image xlink:href="Pictures/1000000000000180000001250649B3A0.jpg" xlink:type="simple" xlink:show="embed" xlink:actuate="onLoad">
            <text:p text:style-name="P4"/>
          </draw:image>
        </draw:frame>
        <draw:custom-shape draw:name="Text Box 25" draw:style-name="gr20" draw:text-style-name="P11" draw:layer="layout" svg:width="3.988cm" svg:height="0.94cm" svg:x="20.117cm" svg:y="19.87cm">
          <text:p text:style-name="P10"><text:span text:style-name="T3">Neutral atoms</text:span></text:p>
          <draw:enhanced-geometry svg:viewBox="0 0 21600 21600" draw:type="mso-spt202" draw:enhanced-path="M 0 0 L 21600 0 21600 21600 0 21600 0 0 Z N"/>
        </draw:custom-shape>
        <draw:frame draw:style-name="gr29" draw:text-style-name="P1" draw:layer="layout" svg:width="5.715cm" svg:height="5.125cm" svg:x="0cm" svg:y="15.03cm">
          <draw:image xlink:href="Pictures/100000000000020C000002D7ABC46FC3.png" xlink:type="simple" xlink:show="embed" xlink:actuate="onLoad">
            <text:p text:style-name="P4"/>
          </draw:image>
        </draw:frame>
        <draw:custom-shape draw:name="Text Box 23" draw:style-name="gr30" draw:text-style-name="P11" draw:layer="layout" svg:width="6.27cm" svg:height="0.94cm" svg:x="4.419cm" svg:y="14.052cm">
          <text:p text:style-name="P10"><text:span text:style-name="T3">Superconducting qubits</text:span></text:p>
          <draw:enhanced-geometry svg:viewBox="0 0 21600 21600" draw:type="mso-spt202" draw:enhanced-path="M 0 0 L 21600 0 21600 21600 0 21600 0 0 Z N"/>
        </draw:custom-shape>
        <draw:custom-shape draw:name="Text Box 22" draw:style-name="gr18" draw:text-style-name="P11" draw:layer="layout" svg:width="3.41cm" svg:height="0.94cm" svg:x="1.232cm" svg:y="20.052cm">
          <text:p text:style-name="P10"><text:span text:style-name="T3">Circuit QED</text:span></text:p>
          <draw:enhanced-geometry svg:viewBox="0 0 21600 21600" draw:type="mso-spt202" draw:enhanced-path="M 0 0 L 21600 0 21600 21600 0 21600 0 0 Z N"/>
        </draw:custom-shape>
        <presentation:notes draw:style-name="dp2">
          <draw:page-thumbnail draw:style-name="gr2" draw:layer="layout" svg:width="14.393cm" svg:height="10.479cm" svg:x="3.598cm" svg:y="2.094cm" draw:page-number="3" presentation:class="page"/>
          <draw:frame presentation:style-name="pr1" draw:text-style-name="P2" draw:layer="layout" svg:width="17.272cm" svg:height="12.575cm" svg:x="2.159cm" svg:y="13.271cm" presentation:class="notes" presentation:placeholder="true">
            <draw:text-box/>
          </draw:frame>
        </presentation:notes>
      </draw:page>
      <draw:page draw:name="page4" draw:style-name="dp3" draw:master-page-name="Default">
        <office:forms form:automatic-focus="false" form:apply-design-mode="false"/>
        <draw:custom-shape draw:name="Rectangle 25" draw:style-name="gr3" draw:text-style-name="P3" draw:layer="layout" svg:width="28cm" svg:height="2.469cm" svg:x="-0.001cm" svg:y="0.002cm">
          <text:p text:style-name="P4"/>
          <draw:enhanced-geometry svg:viewBox="0 0 21600 21600" draw:type="rectangle" draw:enhanced-path="M 0 0 L 21600 0 21600 21600 0 21600 0 0 Z N"/>
        </draw:custom-shape>
        <draw:frame draw:style-name="gr4" draw:text-style-name="P5" draw:layer="layout" svg:width="11.797cm" svg:height="1.479cm" svg:x="8.22cm" svg:y="0.567cm">
          <draw:text-box>
            <text:p text:style-name="P4"><text:span text:style-name="T1">Stern-Gerlach experiment</text:span></text:p>
          </draw:text-box>
        </draw:frame>
        <draw:frame draw:style-name="gr5" draw:text-style-name="P1" draw:layer="layout" svg:width="19.05cm" svg:height="9.03cm" svg:x="2.54cm" svg:y="3.035cm">
          <draw:image xlink:href="Pictures/100000000000025D00000124018B2602.jpg" xlink:type="simple" xlink:show="embed" xlink:actuate="onLoad">
            <text:p text:style-name="P4"/>
          </draw:image>
        </draw:frame>
        <draw:frame draw:style-name="gr5" draw:text-style-name="P1" draw:layer="layout" svg:width="18.808cm" svg:height="5.67cm" svg:x="7.862cm" svg:y="13.97cm">
          <draw:image xlink:href="Pictures/100000000000055200000189290F0ACA.jpg" xlink:type="simple" xlink:show="embed" xlink:actuate="onLoad">
            <text:p text:style-name="P4"/>
          </draw:image>
        </draw:frame>
        <presentation:notes draw:style-name="dp2">
          <draw:page-thumbnail draw:style-name="gr2" draw:layer="layout" svg:width="13.968cm" svg:height="10.476cm" svg:x="3.81cm" svg:y="2.123cm" draw:page-number="4" presentation:class="page"/>
          <draw:frame presentation:style-name="pr2" draw:text-style-name="P6" draw:layer="layout" svg:width="17.271cm" svg:height="12.573cm" svg:x="2.159cm" svg:y="13.271cm" presentation:class="notes" presentation:placeholder="true">
            <draw:text-box/>
          </draw:frame>
        </presentation:notes>
      </draw:page>
      <draw:page draw:name="page5" draw:style-name="dp3" draw:master-page-name="Default">
        <office:forms form:automatic-focus="false" form:apply-design-mode="false"/>
        <draw:custom-shape draw:name="Rectangle 25" draw:style-name="gr3" draw:text-style-name="P3" draw:layer="layout" svg:width="28cm" svg:height="2.469cm" svg:x="0cm" svg:y="0.002cm">
          <text:p text:style-name="P4"/>
          <draw:enhanced-geometry svg:viewBox="0 0 21600 21600" draw:type="rectangle" draw:enhanced-path="M 0 0 L 21600 0 21600 21600 0 21600 0 0 Z N"/>
        </draw:custom-shape>
        <draw:frame draw:style-name="gr4" draw:text-style-name="P5" draw:layer="layout" svg:width="6.818cm" svg:height="1.479cm" svg:x="10.22cm" svg:y="0.567cm">
          <draw:text-box>
            <text:p text:style-name="P4"><text:span text:style-name="T1">Qubit read-out</text:span></text:p>
          </draw:text-box>
        </draw:frame>
        <draw:frame draw:style-name="gr5" draw:text-style-name="P1" draw:layer="layout" svg:width="10.159cm" svg:height="17.991cm" draw:transform="rotate (-1.57079632679579) translate (23.071cm 5.716cm)">
          <draw:image xlink:href="Pictures/1000000000000180000002A8FDAAF44D.png" xlink:type="simple" xlink:show="embed" xlink:actuate="onLoad">
            <text:p text:style-name="P4"/>
          </draw:image>
        </draw:frame>
        <presentation:notes draw:style-name="dp2">
          <draw:page-thumbnail draw:style-name="gr2" draw:layer="layout" svg:width="13.968cm" svg:height="10.476cm" svg:x="3.81cm" svg:y="2.123cm" draw:page-number="5" presentation:class="page"/>
          <draw:frame presentation:style-name="pr2" draw:text-style-name="P6" draw:layer="layout" svg:width="17.271cm" svg:height="12.573cm" svg:x="2.159cm" svg:y="13.271cm" presentation:class="notes" presentation:placeholder="true">
            <draw:text-box/>
          </draw:frame>
        </presentation:notes>
      </draw:page>
      <draw:page draw:name="page6" draw:style-name="dp3" draw:master-page-name="Default">
        <office:forms form:automatic-focus="false" form:apply-design-mode="false"/>
        <draw:custom-shape draw:name="Rectangle 25" draw:style-name="gr3" draw:text-style-name="P3" draw:layer="layout" svg:width="28cm" svg:height="2.469cm" svg:x="-0.001cm" svg:y="0.002cm">
          <text:p text:style-name="P4"/>
          <draw:enhanced-geometry svg:viewBox="0 0 21600 21600" draw:type="rectangle" draw:enhanced-path="M 0 0 L 21600 0 21600 21600 0 21600 0 0 Z N"/>
        </draw:custom-shape>
        <draw:frame draw:style-name="gr4" draw:text-style-name="P5" draw:layer="layout" svg:width="7.644cm" svg:height="1.479cm" svg:x="10.42cm" svg:y="0.567cm">
          <draw:text-box>
            <text:p text:style-name="P4"><text:span text:style-name="T1">Rabi oscillations</text:span></text:p>
          </draw:text-box>
        </draw:frame>
        <draw:frame draw:style-name="gr5" draw:text-style-name="P1" draw:layer="layout" svg:width="13.081cm" svg:height="18.82cm" draw:transform="rotate (-1.57079632679579) translate (22.86cm 4.445cm)">
          <draw:image xlink:href="Pictures/10000000000004EA000007294153FEAA.png" xlink:type="simple" xlink:show="embed" xlink:actuate="onLoad">
            <text:p text:style-name="P4"/>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6" draw:display-name="Gradient 16" draw:style="linear" draw:start-color="#553e00" draw:end-color="#ffff00" draw:start-intensity="100%" draw:end-intensity="100%" draw:angle="1350" draw:border="0%"/>
    <draw:gradient draw:name="Gradient_20_17" draw:display-name="Gradient 17" draw:style="linear" draw:start-color="#563f00" draw:end-color="#ffff00" draw:start-intensity="100%" draw:end-intensity="100%" draw:angle="0" draw:border="0%"/>
    <draw:gradient draw:name="Gradient_20_18" draw:display-name="Gradient 18" draw:style="linear" draw:start-color="#ffff00" draw:end-color="#563f00" draw:start-intensity="100%" draw:end-intensity="100%" draw:angle="450" draw:border="0%"/>
    <draw:gradient draw:name="Gradient_20_7" draw:display-name="Gradient 7" draw:style="axial" draw:start-color="#ffffff" draw:end-color="#3399ff" draw:start-intensity="100%" draw:end-intensity="100%" draw:angle="900" draw:border="0%"/>
    <draw:gradient draw:name="Gradient_20_9" draw:display-name="Gradient 9" draw:style="axial" draw:start-color="#0047ff" draw:end-color="#99cc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01-23T12:41:09</meta:creation-date>
    <dc:date>2009-01-27T15:45:50</dc:date>
    <meta:editing-cycles>5</meta:editing-cycles>
    <meta:editing-duration>PT2H7M43S</meta:editing-duration>
    <meta:user-defined meta:name="Info 1"/>
    <meta:user-defined meta:name="Info 2"/>
    <meta:user-defined meta:name="Info 3"/>
    <meta:user-defined meta:name="Info 4"/>
    <meta:document-statistic meta:object-count="84"/>
  </office:meta>
</office:document-meta>
</file>